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0.35cm" fo:min-width="2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0.35cm" fo:min-width="2.1cm"/>
    </style:style>
    <style:style style:name="gr3" style:family="graphic" style:parent-style-name="standard">
      <style:graphic-properties draw:fill-color="#99ff33" draw:textarea-horizontal-align="justify" draw:textarea-vertical-align="middle" draw:auto-grow-height="false" fo:min-height="0.625cm" fo:min-width="0.301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0cm" fo:min-width="0.11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12cm" fo:min-width="0cm"/>
    </style:style>
    <style:style style:name="gr6" style:family="graphic" style:parent-style-name="standard">
      <style:graphic-properties draw:fill-color="#9966cc" draw:textarea-horizontal-align="justify" draw:textarea-vertical-align="middle" draw:auto-grow-height="false" fo:min-height="0.388cm" fo:min-width="0.562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6.45cm" fo:min-width="2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0.35cm" fo:min-width="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99ff33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966cc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ff9900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ffcc00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0.6cm" svg:x="2cm" svg:y="6.5cm">
          <text:p text:style-name="P1"><text:span text:style-name="T1">Packet 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cm" svg:x="5.4cm" svg:y="6.5cm">
          <text:p text:style-name="P1"><text:span text:style-name="T1">Pre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cm" svg:x="8.7cm" svg:y="6.5cm">
          <text:p text:style-name="P1"><text:span text:style-name="T1">Detection 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cm" svg:height="0.6cm" svg:x="12.2cm" svg:y="6.5cm">
          <text:p text:style-name="P1"><text:span text:style-name="T1"><text:s/></text:span><text:span text:style-name="T1">Log/alert 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1.4cm" svg:x="14.2cm" svg:y="8.1cm">
          <text:p text:style-name="P1"><text:span text:style-name="T2">Logs</text:span></text:p>
          <text:p text:style-name="P1"><text:span text:style-name="T2">Ale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7cm" svg:height="0.2cm" svg:x="1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7cm" svg:height="0.2cm" svg:x="4.601cm" svg:y="6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7cm" svg:height="0.2cm" svg:x="8.002cm" svg:y="6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7cm" svg:height="0.2cm" svg:x="11.403cm" svg:y="6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7cm" svg:height="0.2cm" svg:x="15.104cm" svg:y="6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2cm" svg:height="0.7cm" svg:x="14.5cm" svg:y="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.5cm" svg:height="0.9cm" svg:x="16.1cm" svg:y="6.4cm">
          <text:p text:style-name="P1"><text:span text:style-name="T1">a</text:span><text:span text:style-name="T1">l</text:span><text:span text:style-name="T1">e</text:span><text:span text:style-name="T1">r</text:span><text:span text:style-name="T1">t</text:span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cm" svg:height="0.9cm" svg:x="9.101cm" svg:y="8.301cm">
          <text:p text:style-name="P1"><text:span text:style-name="T1">ru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7cm" svg:x="9.701cm" svg:y="7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5cm" svg:height="6.7cm" svg:x="5.4cm" svg:y="8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cm" svg:height="0.6cm" svg:x="5.4cm" svg:y="8.4cm">
          <text:p text:style-name="P7"><text:span text:style-name="T3">Http Decoding Plug-i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0.6cm" svg:x="5.4cm" svg:y="9cm">
          <text:p text:style-name="P7"><text:span text:style-name="T3">Port Scanning Plug-i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0.6cm" svg:x="5.4cm" svg:y="9.9cm">
          <text:p text:style-name="P7"><text:span text:style-name="T3">Decode Packet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0.6cm" svg:x="5.4cm" svg:y="10.9cm">
          <text:p text:style-name="P7"><text:span text:style-name="T3">Classify Packet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0.6cm" svg:x="5.4cm" svg:y="12cm">
          <text:p text:style-name="P7"><text:span text:style-name="T3">Machine Learning Algo.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0.6cm" svg:x="5.4cm" svg:y="13cm">
          <text:p text:style-name="P7"><text:span text:style-name="T3">False Positive Alert Redu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2.5cm" svg:height="0.6cm" svg:x="5.401cm" svg:y="14.1cm">
          <text:p text:style-name="P7"><text:span text:style-name="T3">True Positive Aler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cm" svg:height="0.7cm" svg:x="6.502cm" svg:y="7.40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2cm" svg:height="0.7cm" svg:x="6.503cm" svg:y="7.40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2cm" svg:height="0.7cm" svg:x="6.504cm" svg:y="9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2cm" svg:height="0.7cm" svg:x="6.505cm" svg:y="10.4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2cm" svg:height="0.7cm" svg:x="6.506cm" svg:y="11.3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2cm" svg:height="0.7cm" svg:x="6.507cm" svg:y="12.4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2cm" svg:height="0.7cm" svg:x="6.508cm" svg:y="13.4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9" draw:text-style-name="P10" draw:layer="layout" svg:x1="6.651cm" svg:y1="14.7cm" svg:x2="13.5cm" svg:y2="7.1cm" draw:start-shape="id1" draw:start-glue-point="2" draw:end-shape="id2" svg:d="M6651 14700v501h6849v-8101" svg:viewBox="0 0 6850 8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23:09:31.713683519</meta:creation-date>
    <meta:generator>LibreOffice/5.1.6.2$Linux_X86_64 LibreOffice_project/10m0$Build-2</meta:generator>
    <dc:date>2018-11-19T23:30:35.999721749</dc:date>
    <meta:editing-duration>PT20M57S</meta:editing-duration>
    <meta:editing-cycles>17</meta:editing-cycles>
    <meta:document-statistic meta:object-count="30"/>
  </office:meta>
</office:document-meta>
</file>